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1f2328" loext:opacity="100%" style:font-name="var fontStack-monospace" fo:font-size="9.75pt" fo:letter-spacing="normal" fo:font-style="normal" fo:font-weight="bold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text-indent="0cm" style:auto-text-indent="false" fo:background-color="#f6f8fa" fo:padding="0cm" fo:border="none"/>
    </style:style>
    <style:style style:name="P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1f2328" loext:opacity="100%" style:font-name="var fontStack-monospace" fo:font-size="9.75pt" fo:letter-spacing="normal" fo:font-style="normal" fo:font-weight="bold"/>
    </style:style>
    <style:style style:name="P5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932f3" officeooo:paragraph-rsid="001932f3"/>
    </style:style>
    <style:style style:name="P6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ed8bb" officeooo:paragraph-rsid="001ed8bb"/>
    </style:style>
    <style:style style:name="P7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text-indent="0cm" style:auto-text-indent="false" fo:background-color="#f6f8fa" fo:padding="0cm" fo:border="none"/>
      <style:text-properties officeooo:paragraph-rsid="001932f3"/>
    </style:style>
    <style:style style:name="P8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a790e" officeooo:paragraph-rsid="001a790e"/>
    </style:style>
    <style:style style:name="P9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1" style:family="text">
      <style:text-properties officeooo:rsid="001932f3"/>
    </style:style>
    <style:style style:name="T2" style:family="text">
      <style:text-properties officeooo:rsid="00196fb6"/>
    </style:style>
    <style:style style:name="T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932f3"/>
    </style:style>
    <style:style style:name="T4" style:family="text">
      <style:text-properties officeooo:rsid="001a790e"/>
    </style:style>
    <style:style style:name="T5" style:family="text">
      <style:text-properties officeooo:rsid="001ed8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# Título do Projeto: <text:span text:style-name="T1">GUIA BÁSICO DE COMO CUIDAR DE ROSAS</text:span></text:p>
      <text:p text:style-name="P3"/>
      <text:p text:style-name="P4">## 📒 Descrição</text:p>
      <text:p text:style-name="P5">O guia é um passo a passo para iniciantes em <text:span text:style-name="T2">cultivo</text:span> <text:span text:style-name="T2">de</text:span> rosas.</text:p>
      <text:p text:style-name="P3"/>
      <text:p text:style-name="P4">## 🤖 Tecnologias Utilizadas</text:p>
      <text:p text:style-name="P5">Microsoft Copilot</text:p>
      <text:p text:style-name="P5">Chatgpt</text:p>
      <text:p text:style-name="P5">LibreOffice Write</text:p>
      <text:p text:style-name="P6">Google</text:p>
      <text:p text:style-name="P7"><text:span text:style-name="T3"/></text:p>
      <text:p text:style-name="P4">## 🧐 Processo de Criação</text:p>
      <text:p text:style-name="P5">Pesquisei conteúdo sobre o assunto no Copilot e no Chatgpt, <text:span text:style-name="T4">a edição foi elaborada no LibreOffice Write </text:span><text:span text:style-name="T5">e as imagens foram pesquisadas no Google</text:span></text:p>
      <text:p text:style-name="P3"/>
      <text:p text:style-name="P4">## 🚀 Resultados</text:p>
      <text:p text:style-name="P8">Foi elaborado um guia com as principais etapas de cultivo sobre rosas.</text:p>
      <text:p text:style-name="P3"/>
      <text:p text:style-name="P4">## 💭 Reflexão (Opcional)</text:p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9:18:20.708000000</meta:creation-date>
    <dc:date>2024-12-16T20:57:39.922000000</dc:date>
    <meta:editing-duration>PT45M37S</meta:editing-duration>
    <meta:editing-cycles>4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13" meta:word-count="85" meta:character-count="483" meta:non-whitespace-character-count="411"/>
  </office:meta>
</office:document-meta>
</file>